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onsolas" fo:font-size="12pt" style:font-size-asian="12pt"/>
    </style:style>
    <style:style style:name="P2" style:family="paragraph" style:parent-style-name="Standard">
      <style:text-properties fo:color="#000000" style:font-name="Consolas" fo:font-size="12pt" fo:font-weight="normal" style:font-size-asian="12pt" style:font-weight-asian="normal" style:font-weight-complex="normal"/>
    </style:style>
    <style:style style:name="P3" style:family="paragraph" style:parent-style-name="Standard">
      <style:text-properties fo:color="#000000" style:font-name="Consolas" fo:font-size="12pt" fo:font-weight="bold" style:font-size-asian="12pt" style:font-weight-asian="bold" style:font-weight-complex="bold"/>
    </style:style>
    <style:style style:name="P4" style:family="paragraph" style:parent-style-name="Standard">
      <style:text-properties fo:color="#000000" style:text-line-through-style="solid" style:text-line-through-type="single" style:font-name="Consolas" fo:font-size="12pt" style:font-size-asian="12pt"/>
    </style:style>
    <style:style style:name="P5" style:family="paragraph" style:parent-style-name="Standard">
      <style:text-properties fo:color="#000000" style:text-line-through-style="none" style:text-line-through-type="none" style:font-name="Consolas" fo:font-size="12pt" style:font-size-asian="12pt"/>
    </style:style>
    <style:style style:name="P6" style:family="paragraph" style:parent-style-name="Standard">
      <style:text-properties fo:color="#008000" style:font-name="Consolas" fo:font-size="12pt" style:font-size-asian="12pt"/>
    </style:style>
    <style:style style:name="P7" style:family="paragraph" style:parent-style-name="Standard">
      <style:text-properties style:font-name="Consolas" fo:font-size="12pt" style:font-size-asian="12pt"/>
    </style:style>
    <style:style style:name="P8" style:family="paragraph" style:parent-style-name="Standard">
      <style:text-properties fo:color="#3f7f5f" style:font-name="Monospace" fo:font-size="10pt" style:font-name-asian="Monospace" style:font-size-asian="10pt" style:font-name-complex="Monospace" style:font-size-complex="10pt"/>
    </style:style>
    <style:style style:name="P9" style:family="paragraph" style:parent-style-name="Heading_20_3">
      <style:text-properties fo:color="#000000" style:font-name="Consolas" fo:font-size="12pt" style:font-size-asian="12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Standard">
      <style:paragraph-properties fo:padding="0.0291in" fo:border-left="none" fo:border-right="none" fo:border-top="none" fo:border-bottom="0.06pt solid #000000" style:join-border="false"/>
      <style:text-properties fo:color="#000000" style:font-name="Consolas" fo:font-size="12pt" style:font-size-asian="12pt"/>
    </style:style>
    <style:style style:name="P13" style:family="paragraph" style:parent-style-name="Standard" style:master-page-name="Standard">
      <style:paragraph-properties style:page-number="auto"/>
      <style:text-properties fo:color="#000000" style:font-name="Consolas" fo:font-size="12pt" officeooo:rsid="001f01d0" officeooo:paragraph-rsid="001f01d0" style:font-size-asian="12pt"/>
    </style:style>
    <style:style style:name="P14" style:family="paragraph" style:parent-style-name="Standard">
      <style:text-properties fo:color="#000000" style:font-name="Consolas" fo:font-size="12pt" style:font-size-asian="12pt"/>
    </style:style>
    <style:style style:name="P15" style:family="paragraph" style:parent-style-name="Standard" style:list-style-name="L1">
      <style:text-properties fo:color="#000000" style:font-name="Consolas" fo:font-size="12pt" style:font-size-asian="12pt"/>
    </style:style>
    <style:style style:name="P16" style:family="paragraph" style:parent-style-name="Standard" style:list-style-name="L2">
      <style:text-properties fo:color="#000000" style:font-name="Consolas" fo:font-size="12pt" style:font-size-asian="12pt"/>
    </style:style>
    <style:style style:name="P17" style:family="paragraph" style:parent-style-name="Standard" style:list-style-name="L3">
      <style:text-properties fo:color="#000000" style:font-name="Consolas" fo:font-size="12pt" style:font-size-asian="12pt"/>
    </style:style>
    <style:style style:name="P18" style:family="paragraph" style:parent-style-name="Standard" style:list-style-name="L4">
      <style:text-properties fo:color="#000000" style:font-name="Consolas" fo:font-size="12pt" style:font-size-asian="12pt"/>
    </style:style>
    <style:style style:name="P19" style:family="paragraph" style:parent-style-name="Standard" style:list-style-name="L5">
      <style:text-properties fo:color="#000000" style:font-name="Consolas" fo:font-size="12pt" style:font-size-asian="12pt"/>
    </style:style>
    <style:style style:name="P20" style:family="paragraph" style:parent-style-name="Standard">
      <style:text-properties fo:color="#000000" style:font-name="Consolas" fo:font-size="12pt" officeooo:rsid="001f01d0" officeooo:paragraph-rsid="001f01d0" style:font-size-asian="12pt"/>
    </style:style>
    <style:style style:name="P21" style:family="paragraph" style:parent-style-name="Standard">
      <style:text-properties fo:color="#000000" style:font-name="Consolas" fo:font-size="12pt" officeooo:rsid="00206b00" officeooo:paragraph-rsid="00206b00" style:font-size-asian="12pt"/>
    </style:style>
    <style:style style:name="P22" style:family="paragraph" style:parent-style-name="Standard">
      <style:text-properties fo:color="#000000" style:font-name="Consolas" fo:font-size="12pt" officeooo:rsid="002123b3" officeooo:paragraph-rsid="002123b3" style:font-size-asian="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nsolas"/>
    </style:style>
    <style:style style:name="T4" style:family="text">
      <style:text-properties style:font-name="Consolas" fo:font-size="12pt" style:font-size-asian="12pt"/>
    </style:style>
    <style:style style:name="T5" style:family="text">
      <style:text-properties fo:color="#a31515" style:font-name="Consolas"/>
    </style:style>
    <style:style style:name="T6" style:family="text">
      <style:text-properties fo:color="#000000" style:font-name="Consolas" fo:font-size="12pt" style:font-size-asian="12pt"/>
    </style:style>
    <style:style style:name="T7" style:family="text">
      <style:text-properties fo:color="#0000ff" style:font-name="Consolas"/>
    </style:style>
    <style:style style:name="T8" style:family="text">
      <style:text-properties fo:color="#0000ff" style:font-name="Consolas" fo:font-size="12pt" style:font-size-asian="12pt"/>
    </style:style>
    <style:style style:name="T9" style:family="text">
      <style:text-properties style:text-underline-style="solid" style:text-underline-width="auto" style:text-underline-color="font-color"/>
    </style:style>
    <style:style style:name="T10" style:family="text">
      <style:text-properties officeooo:rsid="00200a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ebruary 5, 2015</text:p>
      <text:p text:style-name="P20">1. need to allow for device alias types: <text:s/>“stx104egs”, “stx104”. <text:s/>Basically use the same device, but different behaviors.</text:p>
      <text:p text:style-name="P20">“<text:span text:style-name="T10">stx104” implies bytes=0x10</text:span></text:p>
      <text:p text:style-name="P20">“<text:span text:style-name="T10">stx104egs” implies bytes=0x1A and presence of EGS component</text:span></text:p>
      <text:p text:style-name="P21"/>
      <text:p text:style-name="P21">What about auto inventory and how might that relate here? <text:s/>Seems like we just keep the name, probe the board and then determine the bytes and stuff.</text:p>
      <text:p text:style-name="P21"/>
      <text:p text:style-name="P21"/>
      <text:p text:style-name="P22">2. Banking, need to rethink that some in terms of auto-incrementing addresses</text:p>
      <text:p text:style-name="P20"/>
      <text:p text:style-name="P1"/>
      <text:p text:style-name="P1">February 3, 2015</text:p>
      <text:p text:style-name="P1">1. Need a warning section, similar to status. <text:s/>This would be really handy now.</text:p>
      <text:p text:style-name="P1"/>
      <text:p text:style-name="P1"/>
      <text:p text:style-name="P1">February 3, 2015</text:p>
      <text:p text:style-name="P1">TODO:</text:p>
      <text:p text:style-name="P1"/>
      <text:p text:style-name="P1">EGS:</text:p>
      <text:list xml:id="list7877473237955743710" text:style-name="L1">
        <text:list-item>
          <text:p text:style-name="P15">Probing to determine if this is actually available.</text:p>
        </text:list-item>
      </text:list>
      <text:p text:style-name="P1"/>
      <text:p text:style-name="P1">REPORTING</text:p>
      <text:p text:style-name="P1">1.</text:p>
      <text:p text:style-name="P1"/>
      <text:p text:style-name="P12"/>
      <text:p text:style-name="P1"/>
      <text:p text:style-name="P1">February 3, 2015</text:p>
      <text:p text:style-name="P1"/>
      <text:p text:style-name="P1">REVISION</text:p>
      <text:p text:style-name="P1"/>
      <text:p text:style-name="P1">Problem: <text:s/>The current revisioning reporting does not link back to SVN revision numbers. <text:s text:c="2"/>Do like the time stamping, but we don't have any way to relate it back to SVN revisioning. <text:s/></text:p>
      <text:p text:style-name="P1"/>
      <text:p text:style-name="P1"><text:soft-page-break/>I would almost prefer to run something where the source is free of these revision numbers and instead we build a separate text file with all the file names, time stamps and revisions. <text:s text:c="3"/>Then, have <text:s/>source files reference this revision text file to produce the necessary revision information.</text:p>
      <text:p text:style-name="P1"/>
      <text:p text:style-name="P1">Might be able to use “svnversion” or “ident” or even a script possibly.</text:p>
      <text:p text:style-name="P1"/>
      <text:p text:style-name="P1">This could be run as we auto-build a release eclipse workspace</text:p>
      <text:p text:style-name="P1"/>
      <text:p text:style-name="P1"><text:s text:c="23"/>version gen. <text:s text:c="3"/>Customer specific delivery</text:p>
      <text:p text:style-name="P1">fixup_ws <text:s text:c="2"/>VERSIONING <text:s text:c="2"/>egs nuwc aes</text:p>
      <text:p text:style-name="P1"/>
      <text:p text:style-name="P1">Final outputs will be:</text:p>
      <text:p text:style-name="P1"/>
      <text:p text:style-name="P1">aes_egs_ws</text:p>
      <text:p text:style-name="P1">aes_nuwc_ws</text:p>
      <text:p text:style-name="P1">aes_ws</text:p>
      <text:p text:style-name="P1"/>
      <text:p text:style-name="P1">------------------------------------------------------------------</text:p>
      <text:p text:style-name="P8"/>
      <text:p text:style-name="P8"/>
      <text:p text:style-name="P8"/>
      <text:p text:style-name="P8"/>
      <text:p text:style-name="P8">/* 2014SEP30: <text:s/>DYNAMIC LINKING OF COMPONENTS:</text:p>
      <text:p text:style-name="P10"><text:s/>* <text:s text:c="2"/>1. We will need APIs to add to the existing list below.</text:p>
      <text:p text:style-name="P10"><text:s/>* <text:s text:c="2"/>2. Seems like we need some form of list manager to add structures to this list?</text:p>
      <text:p text:style-name="P10"><text:s/>*</text:p>
      <text:p text:style-name="P10"><text:s/>* <text:s text:c="2"/>Most of stuff for the component looks to be defined within the component_definition_type.</text:p>
      <text:p text:style-name="P10"><text:s/>* <text:s text:c="2"/>1. 'type' needs to be dynamically defined.</text:p>
      <text:p text:style-name="P10"><text:s/>* <text:s text:c="2"/>But, need to add the following to the data structure:</text:p>
      <text:p text:style-name="P10"><text:s/>* <text:s text:c="2"/>1. ID, typically predefined. <text:s/>Need a cmp_avail.c(?) API?</text:p>
      <text:p text:style-name="P10"><text:s/>* <text:s text:c="2"/>2. status list pointer. <text:s text:c="2"/>Will need to call status.c API to EC_BUILD() to</text:p>
      <text:p text:style-name="P10"><text:s/>* <text:s text:c="5"/>fix-up the status code list and then get it linked into status.c list.</text:p>
      <text:p text:style-name="P10"><text:s/>* <text:s text:c="2"/>3. command list pointer. <text:s/>Will need to call cmd.c API to fix-up command code</text:p>
      <text:p text:style-name="P10"><text:s/>* <text:s text:c="5"/>list and then get it linked into cmd.c list.</text:p>
      <text:p text:style-name="P10"><text:s/>*</text:p>
      <text:p text:style-name="P10"><text:s/>* <text:s text:c="2"/>4. Alternate to #1, #2 and #3. Instead we use lib_report to get a list of</text:p>
      <text:p text:style-name="P10"><text:s/>* <text:s text:c="5"/>available IDs and they are then put to use. <text:s/>Or we issue a request that might</text:p>
      <text:p text:style-name="P10"><text:s/>* <text:s text:c="5"/>include a 'name', 'type', time stamps could be optional, along with then</text:p>
      <text:p text:style-name="P10"><text:s/>* <text:s text:c="5"/>component_definition_type data structure (which would have command and status</text:p>
      <text:p text:style-name="P10"><text:soft-page-break/><text:s/>* <text:s text:c="5"/>lists that need fixing up, but more for testing that it will all fit).</text:p>
      <text:p text:style-name="P10"><text:s/>*<text:tab/><text:tab/><text:tab/>NAME<text:tab/> ID<text:tab/>TYPE<text:tab/><text:tab/>MODULE_TS<text:tab/>COMMAND_TS<text:tab/>STATUS_TS</text:p>
      <text:p text:style-name="P10"><text:s/>*<text:tab/><text:tab/><text:tab/><text:span text:style-name="T9">acgr</text:span><text:tab/> 15<text:tab/>MODULE<text:tab/><text:tab/>14112610<text:tab/>14042314<text:tab/>14042814</text:p>
      <text:p text:style-name="P10"><text:tab/><text:tab/><text:tab/>i8255m0<text:tab/> 16<text:tab/>COMPONENT<text:tab/>15011214<text:tab/>14062510<text:tab/>14060320</text:p>
      <text:p text:style-name="P10"><text:tab/><text:tab/><text:tab/>i8254<text:tab/> 19<text:tab/>COMPONENT<text:tab/>14062709<text:tab/>14062709<text:tab/>14062709</text:p>
      <text:p text:style-name="P10"><text:tab/><text:tab/><text:tab/>indirect 21<text:tab/>COMPONENT<text:tab/>14062510<text:tab/>14062510<text:tab/>14062510</text:p>
      <text:p text:style-name="P10"><text:tab/><text:tab/><text:tab/><text:span text:style-name="T9">tracere</text:span><text:tab/> 17<text:tab/>DEVICE<text:tab/><text:tab/>15011214<text:tab/>14062510<text:tab/>14062709</text:p>
      <text:p text:style-name="P10"><text:tab/><text:tab/><text:tab/>stx104<text:tab/> 18<text:tab/>DEVICE<text:tab/><text:tab/>15011214<text:tab/>14062510<text:tab/>14052017</text:p>
      <text:p text:style-name="P11"/>
      <text:p text:style-name="P10"><text:tab/>In other words, we allocate a 'free' space of IDs that can be used for dynamic</text:p>
      <text:p text:style-name="P10"><text:tab/>components, devices and modules. <text:s/>You can run code from the library to get</text:p>
      <text:p text:style-name="P10"><text:tab/><text:span text:style-name="T9">pre</text:span>-assigned values or you can simply apply yourself. <text:s/>We treat the IDs exactly</text:p>
      <text:p text:style-name="P10"><text:tab/>the same as MAC addresses or PCI <text:span text:style-name="T9">ids</text:span>, etc. <text:s/>Later, the library could even contact</text:p>
      <text:p text:style-name="P10"><text:tab/><text:span text:style-name="T9">website</text:span> and verify/assign IDs I suppose (i.e. global registration ).</text:p>
      <text:p text:style-name="P11"/>
      <text:p text:style-name="P10"><text:tab/>5. The command and status will have to be converted from static to dynamic or a</text:p>
      <text:p text:style-name="P10"><text:tab/> <text:s text:c="2"/>mix of both (preferred). <text:s/>Maybe we have separate static and dynamic lists, then</text:p>
      <text:p text:style-name="P10"><text:tab/> <text:s text:c="2"/>if we cannot find in static list, we then search dynamic list. <text:s/>The dynamic list</text:p>
      <text:p text:style-name="P10"><text:tab/> <text:s text:c="2"/>will always have to be fixed-up (or at least verified) with the assigned ID.</text:p>
      <text:p text:style-name="P11"/>
      <text:p text:style-name="P11"/>
      <text:p text:style-name="P10"><text:tab/> <text:s text:c="2"/>Status can just be added to the 'status_ds_list[]', but instead we probably ought</text:p>
      <text:p text:style-name="P10"><text:tab/> <text:s text:c="2"/>to have a separate list of dynamic pointers that point to the status information?</text:p>
      <text:p text:style-name="P11"/>
      <text:p text:style-name="P11"/>
      <text:p text:style-name="P10"><text:tab/> <text:s text:c="2"/>Status we have a separate 'status_ds_list[]'. <text:s/>Reasons:</text:p>
      <text:p text:style-name="P10"><text:tab/> <text:s text:c="2"/>1. list remains within component.</text:p>
      <text:p text:style-name="P10"><text:tab/> <text:s text:c="2"/>2. We can scan prior to accepting list</text:p>
      <text:p text:style-name="P10"><text:tab/> <text:s text:c="2"/>3. We can build out or verify proper error codes: (i) does the ID portion</text:p>
      <text:p text:style-name="P10"><text:tab/> <text:s text:c="5"/>match the component ID; (ii) are the error codes properly sized, (iii) does</text:p>
      <text:p text:style-name="P10"><text:tab/> <text:s text:c="5"/>the quantity match.</text:p>
      <text:p text:style-name="P10"><text:tab/> <text:s text:c="2"/>4. Error_Log() and all Error.c functions will need to be fixed up to verify.</text:p>
      <text:p text:style-name="P10"><text:tab/> <text:s text:c="5"/>Alternatively, an AUL_Error_Log( <text:span text:style-name="T9">int</text:span> id, <text:span text:style-name="T9">const</text:span> char * module, <text:span text:style-name="T9">const</text:span> char * function, <text:span text:style-name="T9">int</text:span> line, <text:span text:style-name="T9">int</text:span> error_code )</text:p>
      <text:p text:style-name="P10"><text:tab/> <text:s text:c="5"/>will need to be made and the error_log will produce the net status code and so on.</text:p>
      <text:p text:style-name="P11"/>
      <text:p text:style-name="P10"><text:tab/> <text:s text:c="5"/>Returning error codes within dynamic component.</text:p>
      <text:p text:style-name="P11"/>
      <text:p text:style-name="P10"><text:tab/> <text:s text:c="5"/>return AUL_Error_Log( id, __func__, __LINE__, component local error code );</text:p>
      <text:p text:style-name="P11"/>
      <text:p text:style-name="P10"><text:tab/><text:tab/> <text:s/>AUL_Error_Log() shall do all the same things that Error_Log() does plus the following:</text:p>
      <text:p text:style-name="P10"><text:tab/><text:tab/> <text:s/>1. compute complete error code by using EC_BUILD macro.</text:p>
      <text:p text:style-name="P10"><text:soft-page-break/><text:tab/><text:tab/> <text:s/>2. look up the error code within the components space to retrieve the human readable</text:p>
      <text:p text:style-name="P10"><text:tab/><text:tab/> <text:s text:c="4"/>string.</text:p>
      <text:p text:style-name="P10"><text:tab/><text:tab/> <text:s/>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June 27, 2014</text:p>
      <text:p text:style-name="P1"/>
      <text:p text:style-name="P1"/>
      <text:p text:style-name="P1">1. Add config initialization helper functions for all STX104 configs. <text:s/>Rename CFG to Config. <text:s/>All Config types to lower case and add the “type” info.</text:p>
      <text:p text:style-name="P1"/>
      <text:p text:style-name="P1">2. STX104 misc configuration DOUT4, DOUT5.</text:p>
      <text:p text:style-name="P1"/>
      <text:p text:style-name="P1">3. STX104 i8254 clock and gating maps</text:p>
      <text:p text:style-name="P1">CT0 GATE: DIN2 <text:s text:c="41"/>(read only)</text:p>
      <text:p text:style-name="P1">CT0 CLK: <text:s/>J7.4 external or 100KHz depending on CT_SRC0 <text:s/>(set by writing to bit)</text:p>
      <text:p text:style-name="P1"/>
      <text:p text:style-name="P1">CT1,2 GATE: <text:s/>DIN0 or GCTRL <text:s text:c="22"/>(set by writing to bit)</text:p>
      <text:p text:style-name="P1">CT1,2 CLK: <text:s text:c="2"/>1MHz or 10MHz depending on jumper. <text:s/>(Read only). <text:s/>We can read the jumper.</text:p>
      <text:p text:style-name="P1"/>
      <text:p text:style-name="P1">4. STX104 Detect version information at time of open.</text:p>
      <text:p text:style-name="P1"/>
      <text:p text:style-name="P1"/>
      <text:p text:style-name="P1">June 25, 2014</text:p>
      <text:p text:style-name="P1">1. A component can verify which component it is linked too by:</text:p>
      <text:p text:style-name="Standard"><text:span text:style-name="T6"><text:tab/></text:span><text:span text:style-name="T4">component-&gt;component_link-&gt;physical_id, if it is the correct logical_id then OK.</text:span></text:p>
      <text:p text:style-name="Standard"><text:span text:style-name="T4"><text:s text:c="3"/>During configuration or restart is good time to do this.</text:span></text:p>
      <text:p text:style-name="P7"/>
      <text:p text:style-name="P7">2. In the case of NEC KBUSS we would need to know hardware pinouts so that we match to that.</text:p>
      <text:p text:style-name="P7"/>
      <text:p text:style-name="P1"/>
      <text:p text:style-name="P1"/>
      <text:p text:style-name="P1">June 17, 2014</text:p>
      <text:p text:style-name="P1">1. Cheetah SPI device. <text:s/>Build out as a component, similar to how an indexed register component would be built. <text:s/>Why? <text:s/>It will allow it to coexist with existing I/O. <text:s/>Also, we can then map components to it via device open function; components will read/write to Cheetah component module.</text:p>
      <text:p text:style-name="P1"/>
      <text:p text:style-name="P1">It is likely that SPI transactions will occur by batch. <text:s/>If a component creates an internal timer, then the Cheetah component will have to limit to one component at a time. <text:s/>Probably need a semaphore for that.</text:p>
      <text:p text:style-name="P1"><text:soft-page-break/></text:p>
      <text:p text:style-name="P1">We will also want a command that might say to resend the same batch. <text:s/>This is done by having a special component command and issue a CmpMgr_Command using the spi_component (= this_component-&gt;link_rw). <text:s/>The same thing can be used for reading/writing.</text:p>
      <text:p text:style-name="P1"/>
      <text:p text:style-name="P1">During binding, we would want to verify that the component is the correct one and supports the commands we need so we don't have to test for them.</text:p>
      <text:p text:style-name="P1"/>
      <text:p text:style-name="P1">Commands: <text:s/></text:p>
      <text:p text:style-name="P1"><text:tab/>READ_BUFFER <text:s/><text:tab/><text:tab/>- read from a software buffer (or perhaps block and read from hardware) </text:p>
      <text:p text:style-name="P1"><text:tab/>WRITE_BUFFER<text:tab/><text:tab/>- write to a software buffer (commit to hardware??) </text:p>
      <text:p text:style-name="P1"><text:tab/>DO_BUFFER_BLOCK<text:tab/><text:tab/>- transceive write/read buffers with hardware, wait for results</text:p>
      <text:p text:style-name="P1"><text:tab/>DO_BUFFER<text:tab/><text:tab/><text:tab/>- transceive buffers with hardware, don't wait (i.e. start ADC transfers</text:p>
      <text:p text:style-name="P1"><text:tab/><text:tab/><text:tab/><text:tab/><text:tab/><text:tab/>while processing previous values).</text:p>
      <text:p text:style-name="P1"><text:tab/>CLEAR_BUFFER<text:tab/><text:tab/>- clear a buffer, </text:p>
      <text:p text:style-name="P1"><text:tab/>WRITE_BUFFER_COUNT<text:tab/>- how many write buffers available</text:p>
      <text:p text:style-name="P1"><text:tab/>READ_BUFFER_COUNT<text:tab/>- how many read buffers available.<text:tab/> <text:s text:c="2"/></text:p>
      <text:p text:style-name="P1"/>
      <text:p text:style-name="P1">link_cmp = <text:s/>this_component-&gt;link_rw;</text:p>
      <text:p text:style-name="P1">if ( NULL != link_cmp )</text:p>
      <text:p text:style-name="P1">{</text:p>
      <text:p text:style-name="Standard"><text:span text:style-name="T6">error_code = </text:span><text:span text:style-name="T4">CmpMgr_Command</text:span><text:span text:style-name="T6">( link_cmp, </text:span></text:p>
      <text:p text:style-name="P1"><text:tab/><text:tab/><text:tab/><text:tab/><text:tab/> <text:s/>CMD_CMP_SPI_BUFFER_CLEAR, </text:p>
      <text:p text:style-name="P1"><text:tab/><text:tab/><text:tab/><text:tab/><text:tab/> <text:s/>0, /* buffer index, perhaps? */</text:p>
      <text:p text:style-name="P1"><text:tab/><text:tab/><text:tab/><text:tab/><text:tab/> <text:s/>buf,</text:p>
      <text:p text:style-name="P1"><text:tab/><text:tab/><text:tab/><text:tab/><text:tab/> <text:s/>buf_len <text:s/>);</text:p>
      <text:p text:style-name="P1">}</text:p>
      <text:p text:style-name="P1"/>
      <text:p text:style-name="P1"/>
      <text:p text:style-name="P1">Then, it will be important that the hardware can do likewise commands. <text:s/>So, STX104 SPI will likely need to be revised.</text:p>
      <text:p text:style-name="P1"/>
      <text:p text:style-name="P6">/*</text:p>
      <text:p text:style-name="P6">For components expecting an underlying SPI interface the component must verify </text:p>
      <text:p text:style-name="P6">that the underlying component pointed to by component-&gt;component_link is actually</text:p>
      <text:p text:style-name="P6"><text:soft-page-break/>a SPI type component.</text:p>
      <text:p text:style-name="P1"/>
      <text:p text:style-name="P6">Use component-&gt;component_link-&gt;definition-&gt;type to determine the underlying type.</text:p>
      <text:p text:style-name="P6">Or a CmpMgr_Command() to the component to see what it is capable of in terms of </text:p>
      <text:p text:style-name="P6">commands. <text:s/>I think for a component to have "knowledge" of an underlying SPI component,</text:p>
      <text:p text:style-name="P6">it must verify as it binds (during device open), and it must be able to use either</text:p>
      <text:p text:style-name="P6">the straight read/writes (cmp_link_rw_type) and CmpMgr_Command() operations to that</text:p>
      <text:p text:style-name="P6">specific component.</text:p>
      <text:p text:style-name="P1"/>
      <text:p text:style-name="P6">A component which needs to use more complex SPI operations, must therefore have "knowledge"</text:p>
      <text:p text:style-name="P6">of said SPI component, so that means it must use CmpMgr_Command() operations to </text:p>
      <text:p text:style-name="P6">perform those more complex tasks. <text:s/></text:p>
      <text:p text:style-name="P1"/>
      <text:p text:style-name="P6">A component can communicate with a SPI component using simple read/write commands,</text:p>
      <text:p text:style-name="P6">so in a SPI component it must support simple read/write operations, if at all possible.</text:p>
      <text:p text:style-name="P1"/>
      <text:p text:style-name="P6">Configuration of a SPI component will extremely likely need to be performed during</text:p>
      <text:p text:style-name="P6">device_open(), otherwise defaults must be put into place.</text:p>
      <text:p text:style-name="P1"/>
      <text:p text:style-name="P6">For indexing, we use it the way it is now. <text:s/>No real changes required. <text:s/>Initializing</text:p>
      <text:p text:style-name="P6">must occur within the device_open().</text:p>
      <text:p text:style-name="P1"/>
      <text:p text:style-name="P1"/>
      <text:p text:style-name="P1"/>
      <text:p text:style-name="P6">All others is likely a don't care situation, but must verify that either</text:p>
      <text:p text:style-name="P6"><text:tab/>NULL == component-&gt;component_link</text:p>
      <text:p text:style-name="P6"><text:tab/>or </text:p>
      <text:p text:style-name="P6"><text:tab/>NULL != component-&gt;component_link-&gt;private-data.</text:p>
      <text:p text:style-name="P6">*/</text:p>
      <text:p text:style-name="P1"/>
      <text:p text:style-name="P1"/>
      <text:p text:style-name="P1">-</text:p>
      <text:p text:style-name="P1"><text:s/></text:p>
      <text:p text:style-name="P1"/>
      <text:p text:style-name="P1">DONE: 2. Try to run two applications separately, single step through second one until the crash is detected.</text:p>
      <text:p text:style-name="P1"><text:soft-page-break/>It is now limited to a single access. <text:s/>Reference page 174 of LDDV3 book.</text:p>
      <text:p text:style-name="P1"/>
      <text:p text:style-name="P1">3. Consider delivering the library as a shared component, rather than all of the source. <text:s/>We have way too much effort into it!</text:p>
      <text:p text:style-name="P1"/>
      <text:p text:style-name="P1">DONE: 4. Add process ID reporting.</text:p>
      <text:p text:style-name="P1"/>
      <text:p text:style-name="P1"/>
      <text:p text:style-name="P1">June 16, 2014</text:p>
      <text:p text:style-name="P1">1. If you try to open STX104 with two separate applications it will crash to OS!!!</text:p>
      <text:p text:style-name="P1"/>
      <text:p text:style-name="P1">June 16, 2014</text:p>
      <text:p text:style-name="P1"/>
      <text:p text:style-name="P6">0. interrupts</text:p>
      <text:p text:style-name="P1"/>
      <text:p text:style-name="P6">DONE: 0a. demo_stx104_simple</text:p>
      <text:p text:style-name="P6"/>
      <text:p text:style-name="P6">0b. <text:s/>Need a stopwatch with a dwell to wait for current cycle to complete (for use with demos primarily).</text:p>
      <text:p text:style-name="P1"/>
      <text:p text:style-name="P6">1. Need a SPI bus interface. <text:s/>First one would be STX104. <text:s/>I think I have already done</text:p>
      <text:p text:style-name="P6"><text:s/>this in an older version somewhere.</text:p>
      <text:p text:style-name="P1"/>
      <text:p text:style-name="P6">2. Probably ought to implement index register support as well so that we can</text:p>
      <text:p text:style-name="P6"><text:s/>implement the i8254 for STX104.</text:p>
      <text:p text:style-name="P1"/>
      <text:p text:style-name="P6">3. Need Summit</text:p>
      <text:p text:style-name="P1"/>
      <text:p text:style-name="P6">4. Need component model or template.</text:p>
      <text:p text:style-name="P6"><text:s/>Need to finalize (as best as possible) the structures of the components</text:p>
      <text:p text:style-name="P6"><text:s/>and devices so that the next ones can be implemented quickly.</text:p>
      <text:p text:style-name="P1"/>
      <text:p text:style-name="P1"/>
      <text:p text:style-name="P6">5. Devices. <text:s/>Separation of LIB functions from all other stuff.</text:p>
      <text:p text:style-name="P1"/>
      <text:p text:style-name="P6"><text:s/>dev_&lt;name&gt;_lib.h</text:p>
      <text:p text:style-name="P6"><text:soft-page-break/><text:s/>dev_&lt;name&gt;_lib.c</text:p>
      <text:p text:style-name="P1"/>
      <text:p text:style-name="P6"><text:s/>dev_&lt;name&gt;_shared.h <text:s text:c="2"/>&lt;-- for all data structures and things that are used</text:p>
      <text:p text:style-name="P6"><text:s text:c="27"/>at all levels.</text:p>
      <text:p text:style-name="P1"/>
      <text:p text:style-name="P6"><text:s text:c="2"/>shared then gets referenced by both dev_&lt;name&gt;.h and dev_&lt;name&gt;_lib.h</text:p>
      <text:p text:style-name="P1"/>
      <text:p text:style-name="P6"><text:s text:c="2"/>The dev_&lt;name&gt;_lib.h is then used in dev_avail_lib.h which is then</text:p>
      <text:p text:style-name="P6"><text:s text:c="2"/>referenced in aul_public.h</text:p>
      <text:p text:style-name="P1"/>
      <text:p text:style-name="P6"><text:s text:c="2"/>Since dev_&lt;name&gt;_lib.h or .c will not be referenced in the driver builds</text:p>
      <text:p text:style-name="P6"><text:s text:c="2"/>this will work automatically.</text:p>
      <text:p text:style-name="P1"/>
      <text:p text:style-name="P6">6. Need indexing or indirect addressing component.</text:p>
      <text:p text:style-name="P1"/>
      <text:p text:style-name="P6">7. thinking that a large portion of functions within the Tracer device can migrate</text:p>
      <text:p text:style-name="P6">to the I8255 and I8254 which then would see reuse in other devices. <text:s/>In some cases</text:p>
      <text:p text:style-name="P6">the component could be called directly, given physical_id,</text:p>
      <text:p text:style-name="P1"/>
      <text:p text:style-name="P1"/>
      <text:p text:style-name="P6">8. Need UDP bus component. <text:s/>If connected to components via cmp-&gt;link_rw</text:p>
      <text:p text:style-name="P6"><text:s text:c="3"/>then it is automatically forwarded.</text:p>
      <text:p text:style-name="P1"/>
      <text:p text:style-name="P6"><text:s text:c="3"/>Alternatively, simply create a new io_&lt;os&gt;_lib_net.c. <text:s/>This might be</text:p>
      <text:p text:style-name="P6"><text:s text:c="3"/>a better approach as it would intercept ALL things.</text:p>
      <text:p text:style-name="P1"/>
      <text:p text:style-name="P1"/>
      <text:p text:style-name="P1"/>
      <text:p text:style-name="P1"/>
      <text:p text:style-name="P1">June 10, 2014</text:p>
      <text:p text:style-name="P1"/>
      <text:p text:style-name="P1">Programming the FPGA through CPLD. <text:s/>SPI seems like a good idea. <text:s/>Use ispVM Lattice source files.</text:p>
      <text:p text:style-name="P1">C:\lscc\diamond\2.2_x64\embedded_source\sspiembedded</text:p>
      <text:p text:style-name="P1">C:\lscc\diamond\2.2_x64\docs\manuals\embedded</text:p>
      <text:p text:style-name="P1">–---</text:p>
      <text:p text:style-name="P1"><text:soft-page-break/></text:p>
      <text:p text:style-name="P1">June 10, 2014</text:p>
      <text:p text:style-name="P1"/>
      <text:list xml:id="list8436888985343557954" text:style-name="L2">
        <text:list-item>
          <text:p text:style-name="P16">Hardware definition file issues. <text:s/>Not sure where to go with it.</text:p>
          <text:p text:style-name="P16"/>
        </text:list-item>
        <text:list-item>
          <text:p text:style-name="P16">Need to be able to remove either a device or component cleanly. <text:s/></text:p>
          <text:list>
            <text:list-item>
              <text:p text:style-name="P16">Currently for devices we have comment out in dev_avail_cmd.h, dev_avail_status.h, dev_avail_module.h. <text:s text:c="4"/>Seems like we need a separate header file: dev_avail_devices.h.</text:p>
            </text:list-item>
            <text:list-item>
              <text:p text:style-name="P16">Only issue is how to deal with X-macros? <text:s/>The only way I can see to do this is to have the information located within the device headers themselves (somehow, not clear) or within the <text:s/>dev_avail_devices.h.</text:p>
            </text:list-item>
          </text:list>
        </text:list-item>
      </text:list>
      <text:p text:style-name="P1"/>
      <text:p text:style-name="P1">------</text:p>
      <text:p text:style-name="P1"/>
      <text:p text:style-name="P1"/>
      <text:p text:style-name="P1">May 22, 2014</text:p>
      <text:p text:style-name="P1"/>
      <text:p text:style-name="P1">Interrupts:</text:p>
      <text:p text:style-name="P1"/>
      <text:p text:style-name="P1">=----------------------------------------------</text:p>
      <text:p text:style-name="P1"/>
      <text:p text:style-name="P1">1. is there a way to switch library to build an IO_XFR list from various upper level functions or commands? <text:s text:c="2"/>Then there would be an</text:p>
      <text:p text:style-name="P1"/>
      <text:p text:style-name="P1">Aul_Intr_Cfg( aul_intr_cfg_type * cfg );</text:p>
      <text:p text:style-name="P1"/>
      <text:p text:style-name="P1">AUL_Intr_Mode_Build( on );</text:p>
      <text:p text:style-name="P1">//more commands here.</text:p>
      <text:p text:style-name="P1">AUL_Intr_Mode_Build_Get( io_xfr_type * list, int * qty );</text:p>
      <text:p text:style-name="P1">//inspect list</text:p>
      <text:p text:style-name="P1">AUL_Intr_Mode_Build_Add_To_Config( )</text:p>
      <text:p text:style-name="P1">AUL_Intr_Mode_Restart</text:p>
      <text:p text:style-name="P1"/>
      <text:p text:style-name="P1">AUL_Intr_Mode_Build( off );</text:p>
      <text:p text:style-name="P1"/>
      <text:p text:style-name="P1">Then return a list, or build a source file snippet, that then attaches to the config which is then sent down to <text:soft-page-break/>driver. <text:s/>So when an interrupt occurs, it runs the list indicated.</text:p>
      <text:p text:style-name="P1"/>
      <text:p text:style-name="P1">The list would be prefixed with the associated boards IRQ acknowledgement.</text:p>
      <text:p text:style-name="P1"/>
      <text:p text:style-name="P1">We will need to have two levels of interrupt processing: at device level and then at AUL top level. <text:s/>Within the driver level we would need default processing, based on device interrupt(s). <text:s/>Then, on top of that we would have the task list....which must be kept short.</text:p>
      <text:p text:style-name="P1"/>
      <text:p text:style-name="P1">Interrupts at 1mS intervals (1000/sec) and results of the commands could route to a FIFO. <text:s/>All commands would need to be read/write. <text:s/></text:p>
      <text:p text:style-name="P1"/>
      <text:p text:style-name="P1">We need two FIFOs for the interrupts – ins and outs!</text:p>
      <text:p text:style-name="P1"/>
      <text:p text:style-name="P1"/>
      <text:p text:style-name="P1"/>
      <text:p text:style-name="P1">struct aul_intr_cfg</text:p>
      <text:p text:style-name="P1">{</text:p>
      <text:p text:style-name="P1"><text:tab/>SYS_TYPE<text:tab/><text:tab/>type;</text:p>
      <text:p text:style-name="P1"><text:tab/>AUL_IRQ_ENUM<text:tab/>irq;</text:p>
      <text:p text:style-name="P1"><text:tab/>int<text:tab/><text:tab/><text:tab/>board;<text:tab/>// irq source...so that it knows how to handle it.</text:p>
      <text:p text:style-name="P1"><text:tab/>int<text:tab/><text:tab/><text:tab/>qty;</text:p>
      <text:p text:style-name="P1"><text:tab/>io_xfr_type<text:tab/>xfr[32];<text:tab/>// up to 32 operations within IRQ. <text:s/>Max of </text:p>
      <text:p text:style-name="P1">};</text:p>
      <text:p text:style-name="P1"/>
      <text:p text:style-name="P1">--</text:p>
      <text:p text:style-name="P1"/>
      <text:p text:style-name="P1">Tracere_I8254. </text:p>
      <text:p text:style-name="P1">1. Need a function to select which calc form can be used.</text:p>
      <text:p text:style-name="P1">2. Restart granularity down to component level, not just functional (DIO, AO, etc) level.</text:p>
      <text:p text:style-name="Standard"><text:span text:style-name="T6"><text:tab/><text:tab/></text:span><text:span text:style-name="T4">TRACERE_RESTART_COLD_DIO <text:s/>| TRACERE_COMPONENT_I8255M0_1</text:span></text:p>
      <text:p text:style-name="P7"><text:tab/>or</text:p>
      <text:p text:style-name="Standard"><text:span text:style-name="T6"><text:tab/><text:tab/>TRACERE_RESTART_COLD <text:s text:c="5"/>| <text:s/></text:span><text:span text:style-name="T4">TRACERE_COMPONENT_I8255M0_1</text:span></text:p>
      <text:p text:style-name="P7"/>
      <text:p text:style-name="P7"><text:tab/>or</text:p>
      <text:p text:style-name="P7"><text:tab/><text:tab/> TRACERE_RESTART_COLD <text:s text:c="4"/>| <text:s text:c="2"/>RESTART_DIO</text:p>
      <text:p text:style-name="P7"><text:soft-page-break/></text:p>
      <text:p text:style-name="P7"><text:tab/>eventually getting to</text:p>
      <text:p text:style-name="P7"><text:tab/><text:tab/>RESTART_COLD<text:tab/>| <text:s text:c="2"/>DIO <text:s text:c="2"/>| AI</text:p>
      <text:p text:style-name="P7"><text:tab/><text:tab/>RESTART_COLD<text:tab/>| <text:s text:c="2"/>TRACERE_COMPONENT_I8255M0_1</text:p>
      <text:p text:style-name="P1"/>
      <text:p text:style-name="P1">--</text:p>
      <text:p text:style-name="P1"/>
      <text:p text:style-name="P1">http://www.barrgroup.com/Embedded-Systems/How-To/C-Fixed-Width-Integers-C99</text:p>
      <text:p text:style-name="P1"><text:span text:style-name="T7">static</text:span><text:span text:style-name="T3"> </text:span><text:span text:style-name="T7">union</text:span><text:span text:style-name="T3"> test</text:span></text:p>
      <text:p text:style-name="P1">{</text:p>
      <text:p text:style-name="Standard"><text:span text:style-name="T6"><text:tab/></text:span><text:span text:style-name="T8">char</text:span><text:span text:style-name="T6"> <text:s text:c="2"/>int8_t_incorrect[</text:span><text:span text:style-name="T8">sizeof</text:span><text:span text:style-name="T6">( <text:s/>int8_t) == 1];</text:span></text:p>
      <text:p text:style-name="Standard"><text:span text:style-name="T6"><text:tab/></text:span><text:span text:style-name="T8">char</text:span><text:span text:style-name="T6"> <text:s/>uint8_t_incorrect[</text:span><text:span text:style-name="T8">sizeof</text:span><text:span text:style-name="T6">( uint8_t) == 1];</text:span></text:p>
      <text:p text:style-name="Standard"><text:span text:style-name="T6"><text:tab/></text:span><text:span text:style-name="T8">char</text:span><text:span text:style-name="T6"> <text:s/>int16_t_incorrect[</text:span><text:span text:style-name="T8">sizeof</text:span><text:span text:style-name="T6">( int16_t) == 2];</text:span></text:p>
      <text:p text:style-name="Standard"><text:span text:style-name="T6"><text:tab/></text:span><text:span text:style-name="T8">char</text:span><text:span text:style-name="T6"> uint16_t_incorrect[</text:span><text:span text:style-name="T8">sizeof</text:span><text:span text:style-name="T6">(uint16_t) == 2];</text:span></text:p>
      <text:p text:style-name="Standard"><text:span text:style-name="T6"><text:tab/></text:span><text:span text:style-name="T8">char</text:span><text:span text:style-name="T6"> <text:s/>int32_t_incorrect[</text:span><text:span text:style-name="T8">sizeof</text:span><text:span text:style-name="T6">( int32_t) == 4];</text:span></text:p>
      <text:p text:style-name="Standard"><text:span text:style-name="T6"><text:tab/></text:span><text:span text:style-name="T8">char</text:span><text:span text:style-name="T6"> uint32_t_incorrect[</text:span><text:span text:style-name="T8">sizeof</text:span><text:span text:style-name="T6">(uint32_t) == 4];</text:span></text:p>
      <text:p text:style-name="P1">};</text:p>
      <text:p text:style-name="P1"/>
      <text:p text:style-name="P1">--</text:p>
      <text:p text:style-name="P1"/>
      <text:p text:style-name="P1"/>
      <text:p text:style-name="P1">May 12, 2014 – issues</text:p>
      <text:p text:style-name="P1">i8254:</text:p>
      <text:p text:style-name="P1">1. write counters</text:p>
      <text:p text:style-name="P1">2. read counters</text:p>
      <text:p text:style-name="P1"/>
      <text:p text:style-name="P1">May 8, 2014 – issues</text:p>
      <text:p text:style-name="P1">1. STX104 – missing revision testing during the opening process. <text:s/>Lacks firmware/revision tests.</text:p>
      <text:p text:style-name="P1"/>
      <text:p text:style-name="P1">2. Atexit() - add clean up code to automatically close any open devices and terminate the library/driver.</text:p>
      <text:p text:style-name="P1"/>
      <text:p text:style-name="P1"/>
      <text:p text:style-name="P1"/>
      <text:p text:style-name="P1">–-----------------------------------</text:p>
      <text:p text:style-name="P1"/>
      <text:p text:style-name="P1"><text:soft-page-break/></text:p>
      <text:p text:style-name="P1">Installing linux headers:</text:p>
      <text:p text:style-name="P1"><text:a xlink:type="simple" xlink:href="http://www.cyberciti.biz/faq/howto-install-kernel-headers-package/">http://www.cyberciti.biz/faq/howto-install-kernel-headers-package/</text:a></text:p>
      <text:p text:style-name="P1"/>
      <text:p text:style-name="P1">sudo apt-get update</text:p>
      <text:p text:style-name="P1"><text:span text:style-name="Source_20_Text">apt-cache search linux-headers-$(uname -r)</text:span></text:p>
      <text:p text:style-name="P1"><text:span text:style-name="Source_20_Text">sudo apt-get install linux-headers-$(uname -r </text:span><text:s/></text:p>
      <text:p text:style-name="P1"/>
      <text:p text:style-name="P1">Installing GCC</text:p>
      <text:p text:style-name="P1"><text:a xlink:type="simple" xlink:href="http://www.cyberciti.biz/faq/debian-linux-install-gnu-gcc-compiler/">http://www.cyberciti.biz/faq/debian-linux-install-gnu-gcc-compiler/</text:a></text:p>
      <text:p text:style-name="P1"/>
      <text:p text:style-name="P1"><text:span text:style-name="Source_20_Text"># apt-get update &amp;&amp; apt-get upgrade<text:line-break/># apt-get install build-essential</text:span> </text:p>
      <text:p text:style-name="P1"/>
      <text:p text:style-name="P1"/>
      <text:p text:style-name="P1">April 26, 2014 – ISSUES</text:p>
      <text:p text:style-name="P1">1. Mem.c <text:s/>in __KERNEL__ is non-functional!</text:p>
      <text:p text:style-name="P1">2. debug.c in __KERNEL__ is non-functional!</text:p>
      <text:p text:style-name="P1">3. cmd_macro.h <text:s/>/* verifies that we are at exactly UINT32 bit width */</text:p>
      <text:p text:style-name="P1"/>
      <text:p text:style-name="P1"/>
      <text:p text:style-name="P1"/>
      <text:p text:style-name="P1">Driver and Library resource interaction policy.</text:p>
      <text:p text:style-name="P1"/>
      <text:p text:style-name="P1"><text:span text:style-name="T1">Policy</text:span> <text:s/></text:p>
      <text:p text:style-name="P1">Device allocation policy.</text:p>
      <text:p text:style-name="P1">Anything defined at the driver layer via insmod has higher priority than anything delivered by way of the library.</text:p>
      <text:p text:style-name="P1"/>
      <text:p text:style-name="P3">Purpose</text:p>
      <text:p text:style-name="P1">The flexibility offered between the driver and library allow Apex the flexibility to continue to grow and update both library and driver with very little changes to user application code, other than adding new APIs and further generalization of APIs for overall API reduction and streamlining.</text:p>
      <text:p text:style-name="P1"/>
      <text:p text:style-name="P1">It is possible to add new devices without having to install any drivers. <text:s/>All of the I/O requirements and naming can be performed at the application layer via using the library. </text:p>
      <text:p text:style-name="P1"><text:soft-page-break/></text:p>
      <text:p text:style-name="P1">At any point Apex decides to split off a driver into a separate installable driver, the library will require a small update and there will be no changes required at the application level. <text:s/>Also, at that point, the user application could communicate directly with the driver, eliminating the library (we don't recommend that because you will lose a lot of error detection).</text:p>
      <text:p text:style-name="P1"/>
      <text:p text:style-name="P1"/>
      <text:p text:style-name="P3">Examples</text:p>
      <text:p text:style-name="P1"/>
      <text:p text:style-name="P1">Example #1: <text:s/>This is an example of a full definition that is not in any way adjustable by the application.</text:p>
      <text:p text:style-name="P1"/>
      <text:p text:style-name="P1"><text:tab/>insmod mod_auldrv.ko offset=0x300 bytes=0x10 acronym=”stx104” type=”stx104nd”</text:p>
      <text:p text:style-name="P1"/>
      <text:p text:style-name="P1"><text:tab/>MNEMONIC,<text:tab/><text:tab/>TYPE,<text:tab/><text:tab/>BASE_ADDRESS,<text:tab/><text:tab/>IRQ,<text:tab/>BUS_8BIT</text:p>
      <text:p text:style-name="Standard"><text:span text:style-name="T6"><text:tab/></text:span><text:span text:style-name="T4">STX104,<text:tab/><text:tab/>stx104,<text:tab/>0x310,<text:tab/><text:tab/><text:tab/>0,<text:tab/><text:tab/>0</text:span></text:p>
      <text:p text:style-name="P1"/>
      <text:p text:style-name="P1"/>
      <text:p text:style-name="P1">At library layer, this is opened as illustrated below, any parameters defined at the library level by way of the “aul_hwdef.txt” file are ignored.</text:p>
      <text:p text:style-name="P1"><text:s text:c="2"/></text:p>
      <text:p text:style-name="P1"><text:span text:style-name="T3"><text:tab/>fd = open( </text:span><text:span text:style-name="T5">"/dev/mystx104"</text:span><text:span text:style-name="T3">, O_RDWR );</text:span></text:p>
      <text:p text:style-name="P1"/>
      <text:p text:style-name="P1">Example #2: <text:s/>Partial definition:</text:p>
      <text:p text:style-name="P1"><text:tab/>insmod mod_auldrv.ko offset=0x300 bytes=0x10</text:p>
      <text:p text:style-name="P1"/>
      <text:p text:style-name="P1"><text:tab/>MNEMONIC,<text:tab/><text:tab/>TYPE,<text:tab/><text:tab/>BASE_ADDRESS,<text:tab/><text:tab/>IRQ,<text:tab/>BUS_8BIT</text:p>
      <text:p text:style-name="P1"><text:tab/><text:span text:style-name="T3">STX104,<text:tab/><text:tab/>stx104,<text:tab/>0x310,<text:tab/><text:tab/><text:tab/>0,<text:tab/><text:tab/>0</text:span></text:p>
      <text:p text:style-name="P1"/>
      <text:p text:style-name="P1">In this case, only the IO-region has been defined. <text:s/>We still do not have a name for this device. <text:s/>The library will need to supply this information. <text:s/>The best offset and bytes match within “aul_hwdef.txt” the library will then attempt to send the associated acronym to the driver and attempt to open the device. <text:s/>This all occurs automatically within the library.</text:p>
      <text:p text:style-name="P1"/>
      <text:p text:style-name="P1"/>
      <text:p text:style-name="P1"/>
      <text:p text:style-name="P1"><text:soft-page-break/></text:p>
      <text:p text:style-name="P1"/>
      <text:p text:style-name="P1">Here is an example of a partial definition in that the acronym</text:p>
      <text:p text:style-name="P1"/>
      <text:p text:style-name="P1"/>
      <text:p text:style-name="P1">2. If </text:p>
      <text:p text:style-name="P1"/>
      <text:p text:style-name="P1"/>
      <text:p text:style-name="P1"/>
      <text:p text:style-name="P1"/>
      <text:p text:style-name="P1"/>
      <text:p text:style-name="P1"/>
      <text:p text:style-name="P1">TODO: <text:s/>Interrupts and how to handle those criters.</text:p>
      <text:p text:style-name="P1"/>
      <text:p text:style-name="P1"/>
      <text:p text:style-name="P1">Need to produce a report:</text:p>
      <text:p text:style-name="P1"/>
      <text:p text:style-name="P1">&lt;device&gt;.&lt;component&gt;: &lt;component_index&gt; &lt;offset&gt; &lt;physical_id&gt; &lt;addressing_mode&gt;</text:p>
      <text:p text:style-name="P1">Example:</text:p>
      <text:p text:style-name="P1">tracer.i8255m0: 0 0x0300 0x00000200 DIRECT</text:p>
      <text:p text:style-name="P1">tracer.i8255m0: 1 0x0304 0x00000201 DIRECT</text:p>
      <text:p text:style-name="P1"/>
      <text:p text:style-name="P1">&lt;device&gt;.&lt;component&gt;.&lt;register&gt;: &lt;reg_index&gt; &lt;offset&gt; &lt;read/write&gt;</text:p>
      <text:p text:style-name="P1">Example:</text:p>
      <text:p text:style-name="P1">tracer.i8255m0: 0 0x0300 0x00000200 DIRECT</text:p>
      <text:p text:style-name="P1"><text:s/><text:tab/><text:tab/>.a: <text:s text:c="2"/>0 0 RW</text:p>
      <text:p text:style-name="P1"><text:tab/><text:tab/>.b: <text:s text:c="2"/>1 1 RW</text:p>
      <text:p text:style-name="P1"><text:tab/><text:tab/>.c: <text:s text:c="2"/>2 3 RW</text:p>
      <text:p text:style-name="P1"><text:tab/><text:tab/>.cfg: 3 3 W</text:p>
      <text:p text:style-name="P1"/>
      <text:p text:style-name="P1"/>
      <text:p text:style-name="P1"/>
      <text:p text:style-name="P1">http://stackoverflow.com/questions/9478435/linux-kernel-module-can-a-driver-be-used-by-two-user-programs?rq=1</text:p>
      <text:h text:style-name="P9" text:outline-level="3"><text:soft-page-break/>6.6. Access Control on a Device File</text:h>
      <text:p text:style-name="P1"><text:a xlink:type="simple" xlink:href="http://www.makelinux.net/ldd3/chp-6-sect-6">http://www.makelinux.net/ldd3/chp-6-sect-6</text:a></text:p>
      <text:p text:style-name="P1"/>
      <text:p text:style-name="P1"/>
      <text:p text:style-name="P1"><text:a xlink:type="simple" xlink:href="http://stackoverflow.com/questions/16067902/call-a-userspace-function-from-within-a-linux-kernel-module?rq=1">http://stackoverflow.com/questions/16067902/call-a-userspace-function-from-within-a-linux-kernel-module?rq=1</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1">DONE PILE</text:p>
      <text:p text:style-name="P1"/>
      <text:p text:style-name="Standard"/>
      <text:p text:style-name="P1">-------------------------</text:p>
      <text:p text:style-name="P1"/>
      <text:p text:style-name="P1">May 29, 2014</text:p>
      <text:p text:style-name="P1">1. demo_stx104_simple</text:p>
      <text:p text:style-name="P1">1.a. 'v' and 'u' commands switching between volts and hex don't work.</text:p>
      <text:p text:style-name="P1"/>
      <text:list xml:id="list6283259729375864092" text:style-name="L3">
        <text:list-item>
          <text:p text:style-name="P17">demo_stx104_fast</text:p>
          <text:list>
            <text:list-item>
              <text:p text:style-name="P17"><text:soft-page-break/>seems to be looping on a SPI report??</text:p>
            </text:list-item>
          </text:list>
        </text:list-item>
      </text:list>
      <text:p text:style-name="P1"/>
      <text:list xml:id="list6508023832951681896" text:style-name="L4">
        <text:list-item>
          <text:p text:style-name="P18">hardware definition file seems to take priority over driver definition and that is incorrect.</text:p>
        </text:list-item>
      </text:list>
      <text:p text:style-name="P1">-------------------------</text:p>
      <text:p text:style-name="P1"/>
      <text:p text:style-name="P1"/>
      <text:p text:style-name="P1">2.b. bottom end metal I/O. <text:s text:c="2"/>io_linux.c</text:p>
      <text:p text:style-name="P1"/>
      <text:p text:style-name="P1"/>
      <text:list xml:id="list2852542199730854650" text:style-name="L5">
        <text:list-item>
          <text:p text:style-name="P19">Implement Driver OS interface layer for STX104 for Linux. <text:s/>Modify Summit driver to make this work. <text:s/>Optimize library and driver.</text:p>
        </text:list-item>
        <text:list-item>
          <text:p text:style-name="P19"/>
        </text:list-item>
      </text:list>
      <text:p text:style-name="P1"/>
      <text:p text:style-name="P1"/>
      <text:p text:style-name="P1">---------------------------- <text:s/></text:p>
      <text:p text:style-name="P1"/>
      <text:p text:style-name="P1"/>
      <text:p text:style-name="P1">May 2, 2014 – Issues</text:p>
      <text:p text:style-name="P1"/>
      <text:p text:style-name="P1">The IO capture is not the correct thing. <text:s/>We need to rework IO such that we pass in the device or index of that device so it knows which one we are attempting to use.</text:p>
      <text:p text:style-name="P1"/>
      <text:p text:style-name="P1">---------------------------- </text:p>
      <text:p text:style-name="P1"/>
      <text:p text:style-name="P1">April 4, 2014</text:p>
      <text:p text:style-name="P1"/>
      <text:p text:style-name="P1">Reconciling driver configuration parameters for drvaul generic linux kernel driver</text:p>
      <text:p text:style-name="P1"/>
      <text:p text:style-name="P1">Occurs at io_linux_lib_gen.c:</text:p>
      <text:p text:style-name="P1">During initialization, we “Open” the driver and extract all info we need. <text:s/>Mimic IO_Initialize().</text:p>
      <text:p text:style-name="P1"><text:tab/>fd = open( “drvaul” )</text:p>
      <text:p text:style-name="P1"><text:tab/>ioctl( io_fd, CMD_DRVAUL_DEFINITION_QTY_GET, &amp;definition_count <text:s/>);</text:p>
      <text:p text:style-name="P1"><text:tab/>ioctl( io_fd, CMD_DRVAUL_DEFINITION_GET, &amp;definition );</text:p>
      <text:p text:style-name="P1"/>
      <text:p text:style-name="P1"><text:tab/>if definition_count = 0 then application sets the io_region to open/close. <text:s/>If </text:p>
      <text:p text:style-name="P1"><text:soft-page-break/><text:s text:c="7"/>definitions have been defined in the driver, then we limit to those regions only.</text:p>
      <text:p text:style-name="P1"/>
      <text:p text:style-name="P1">During termination</text:p>
      <text:p text:style-name="P1"><text:tab/>close( io_fd );</text:p>
      <text:p text:style-name="P1"/>
      <text:p text:style-name="P1">During “device” open:</text:p>
      <text:p text:style-name="P1"><text:tab/>if io_driver_definition_count = 0 then we set the region we wish to open.</text:p>
      <text:p text:style-name="P1"><text:s text:c="5"/>Else we try to find a matching region, if none found, then error out. <text:s/></text:p>
      <text:p text:style-name="P1"/>
      <text:p text:style-name="P1"><text:tab/>If we find a matchin definition, then 8-bit restriction </text:p>
      <text:p text:style-name="P1"><text:s/></text:p>
      <text:p text:style-name="P1"><text:tab/>error_code = ioctl( io_fd, CMD_DRVAUL_DEFINITION_REQUEST, &amp;def_request );</text:p>
      <text:p text:style-name="P4"/>
      <text:p text:style-name="P1"/>
      <text:p text:style-name="P1">2. Build out Linux interface</text:p>
      <text:p text:style-name="P1">2.a. modify Summit to support dumb register transactions. <text:s text:c="2"/>io_linux_app.c</text:p>
      <text:p text:style-name="P1">2.a.1. XFR for register transfers</text:p>
      <text:p text:style-name="P1">2.a.2. Ability to open/close I/O spaces on demand. <text:s/>It will need to track them, but just keep it simple...actually, we would not even need to do that.</text:p>
      <text:p text:style-name="P1">2.a.3. Need to return a revision.</text:p>
      <text:p text:style-name="P1">2.a.4. Need to initialize and terminate via IOCTL(). <text:s/>Basically, if not initialized, we do not recognize any commands.</text:p>
      <text:p text:style-name="P1"/>
      <text:p text:style-name="P1">IOCTL commands:</text:p>
      <text:p text:style-name="P1">Interrupts – InterruptEnable(), InterruptDisable()</text:p>
      <text:p text:style-name="P1"/>
      <text:p text:style-name="P1"/>
      <text:p text:style-name="P1">-------------------------</text:p>
      <text:p text:style-name="P1"/>
      <text:p text:style-name="P1">IOCTL commands:</text:p>
      <text:p text:style-name="P1">initialize – WD_Open() and WD_License() return success/fail. <text:s/>Pass in license string??</text:p>
      <text:p text:style-name="P1"><text:tab/><text:tab/> <text:s/>Actually, this will open the driver itself, but not do more than that.</text:p>
      <text:p text:style-name="P1">terminate <text:s/>- return success/fail. <text:s/>Close down any open objects.</text:p>
      <text:p text:style-name="P1">Open<text:tab/><text:tab/>- WD_CardRegister() – actually allocate resources here.</text:p>
      <text:p text:style-name="P1"><text:tab/><text:tab/> <text:s/>need to pass in base address, width, and interrupt (later). <text:s/></text:p>
      <text:p text:style-name="P1"><text:soft-page-break/><text:tab/><text:tab/> <text:s/>Make a structure similar to jungo. <text:s/>Returns an ID which is then used for all other XFRs.</text:p>
      <text:p text:style-name="P1">Close<text:tab/><text:tab/>- WD_CardUnregister() – deallocate resources.</text:p>
      <text:p text:style-name="P1"><text:tab/><text:tab/> <text:s/>pass in ID.</text:p>
      <text:p text:style-name="P1">Revision<text:tab/>- return an integer value.</text:p>
      <text:p text:style-name="P1">Reg_XFR<text:tab/>- WD_Transfer()</text:p>
      <text:p text:style-name="P1"/>
      <text:p text:style-name="P1">3. Tracer as a device. <text:s/>dev_tracer.c <text:s/>(see drv_ybas.c for good example)</text:p>
      <text:p text:style-name="P1">3.a. Just the two i8255m0, just enough to know that it is working. <text:s/>Ignore other parts for the moment.</text:p>
      <text:p text:style-name="P1">3.b. Test in windows and linux.</text:p>
      <text:p text:style-name="P1">3.c. Need device_behavior block in place:</text:p>
      <text:p text:style-name="P1">3.c.1. Supporting functions: see DRV_Open(), DRV_Close(), SYS_IOCTL(), etc.</text:p>
      <text:p text:style-name="P1">3.c.2. Actual device file.</text:p>
      <text:p text:style-name="P1">3.c.2.a. Component list</text:p>
      <text:p text:style-name="P1">3.c.2.b. device string name <text:s/>– must match with insmod names given, or be stuffed with them. <text:s/>Initialize or load functions would be a good place to do this. <text:s/></text:p>
      <text:p text:style-name="P1">The offset or base_address could be done in the same fashion. <text:s/></text:p>
      <text:p text:style-name="P1">3.c.2.c. jump table: NOP, Init, terminate, open, close, read, write, xfr, restart, events.</text:p>
      <text:p text:style-name="P1">3.c.2.d. Tracer_Load(), Tracer_Initialize(), Tracer_Terminate(),</text:p>
      <text:p text:style-name="P1"/>
      <text:p text:style-name="P1"/>
      <text:p text:style-name="P4">1. Test Jungo interface using test.c.</text:p>
      <text:p text:style-name="P4">1.a. Basic I/O transactions....don't worry about interrupts yet.</text:p>
      <text:p text:style-name="P4"/>
      <text:p text:style-name="P1">TASKS:</text:p>
      <text:p text:style-name="P1">1. SYS_TYPE move to type_base.h?</text:p>
      <text:p text:style-name="P1">DONE: 2. move IOC_ macros to cmd_macros.h.</text:p>
      <text:p text:style-name="P1">3. Remove sys.c, sys.h, sysdrv.h, sysdrv.c</text:p>
      <text:p text:style-name="P1">4. test of board parameter in all AUL_ and STX104_ functions....need to move to aul_shared.c ??</text:p>
      <text:p text:style-name="P1">5. STX104 files top/bottom fixes.</text:p>
      <text:p text:style-name="P1">6. STX104 files to project (as a device)</text:p>
      <text:p text:style-name="P1">7. AUL_IOCTL() buf_len??</text:p>
      <text:p text:style-name="P5">8. scalable type stuff: <text:s/>type.h, type_macro.h, then cmp_i8255m0_type.h, dev_tracere_type.h, etc.</text:p>
      <text:p text:style-name="P5"/>
      <text:p text:style-name="P5"/>
      <text:p text:style-name="P6">What about STX104 and treating as a monolith?</text:p>
      <text:p text:style-name="P1"><text:soft-page-break/>No. <text:s/>We bust it up and then manually assemble the components. <text:s/>So, for example, the stx104_ao.c file can just be pointed to a single component the just deal with analog outputs, and so on. <text:s/></text:p>
      <text:p text:style-name="P1"/>
      <text:p text:style-name="P1">In the case of analog inputs, it might have to be split up into two components, one for direct addressing and the second for indirect addressing. <text:s/>We will have a “virtual” component that is “linked” to the two components via its dataset.</text:p>
      <text:p text:style-name="P1">ai_dataset.direct = stx104_ai_component_direct;</text:p>
      <text:p text:style-name="P1">ai_dataset.indirect = stx104_ai_component_indirect; <text:s/>// this one will have link_rw filled.</text:p>
      <text:p text:style-name="P1">Then, in a function:</text:p>
      <text:p text:style-name="P1"/>
      <text:p text:style-name="P1">Well, even simpler is to just replace the WDC_WriteAddr8() with IO_Write_U8( address, value )</text:p>
      <text:p text:style-name="P1">where address = base_address + offset; </text:p>
      <text:p text:style-name="P1">This allows the STX104 to function as a large monolith at device level, but no component abstraction.</text:p>
      <text:p text:style-name="P1"/>
      <text:p text:style-name="P5">The device would have many commands...well, some will be migratable while others not so much.</text:p>
      <text:p text:style-name="P5"/>
      <text:p text:style-name="P1"/>
      <text:p text:style-name="P1">We want to build a library that is <text:span text:style-name="T1">very</text:span><text:span text:style-name="T2"> similar to auldrv.h</text:span></text:p>
      <text:p text:style-name="P2">Build these and we will be good to go at library layer. <text:s/>The board_id will be a duplication to io_jungo.c, but that is OK as it will not be a duplication later one.</text:p>
      <text:p text:style-name="P2"/>
      <text:p text:style-name="P2">AUL_Initialization( const char * definition_file ); ←- will run but only uses definitions if needed.</text:p>
      <text:p text:style-name="P2">It is possible that any Linux driver loaded we DO NOT have to define IO spaces! <text:s/>This can be passed</text:p>
      <text:p text:style-name="P2">down via IOCTL functions.</text:p>
      <text:p text:style-name="P2">AUL_Device_Open( const char * device_name, int * board_id );</text:p>
      <text:p text:style-name="P1"/>
      <text:p text:style-name="P1"/>
      <text:p text:style-name="P1">4. STX104 as a device monolith. <text:s/>Bypass all component and register behavior and go directly to IO_ layer. <text:s/>Test as an application using stx104_tb.c (replacing test.c)</text:p>
      <text:p text:style-name="P5">4.a. Rudimentary tests in Windows and 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Ihm</meta:initial-creator>
    <meta:creation-date>2014-02-20T13:13:11.294000000</meta:creation-date>
    <dc:date>2015-02-05T06:19:59.926153451</dc:date>
    <meta:editing-duration>P1DT3H38M40S</meta:editing-duration>
    <meta:editing-cycles>56</meta:editing-cycles>
    <meta:generator>LibreOffice/4.2.7.2$Linux_x86 LibreOffice_project/420m0$Build-2</meta:generator>
    <meta:document-statistic meta:table-count="0" meta:image-count="0" meta:object-count="0" meta:page-count="20" meta:paragraph-count="393" meta:word-count="3512" meta:character-count="23116" meta:non-whitespace-character-count="19287"/>
  </office:meta>
</office:document-meta>
</file>